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size="8pt" style:font-size-asian="8pt" style:font-size-complex="8pt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1011" table:default-cell-style-name="ce11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5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5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15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15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5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15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5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5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4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5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5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5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5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5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 table:style-name="Default"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 table:style-name="Default"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5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5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5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5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5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5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1048430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Монеты 2022,2023" table:style-name="ta1"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2" table:number-columns-repeated="1021" table:default-cell-style-name="ce11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12" table:number-columns-repeated="1020" table:default-cell-style-name="ce11"/>
        <table:table-row table:style-name="ro3">
          <table:table-cell table:style-name="ce17" office:value-type="string" calcext:value-type="string">
            <text:p><text:span text:style-name="T3">Дата покупки</text:span></text:p>
            <text:p><text:span text:style-name="T3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2022.12.28</text:p>
          </table:table-cell>
          <table:table-cell table:style-name="ce18" office:value-type="string" calcext:value-type="string">
            <text:p>InvestFuture Generation IF. Аня и Макс: в поисках профессии мечты</text:p>
          </table:table-cell>
          <table:table-cell table:style-name="ce18" office:value-type="string" calcext:value-type="string">
            <text:p>2022.12.29</text:p>
          </table:table-cell>
          <table:table-cell table:style-name="ce18" office:value-type="string" calcext:value-type="string">
            <text:p>393-393</text:p>
          </table:table-cell>
          <table:table-cell table:style-name="ce18" office:value-type="string" calcext:value-type="string">
            <text:p>0</text:p>
          </table:table-cell>
          <table:table-cell table:style-name="ce18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.00.0000</text:date>, <text:time style:data-style-name="N2" text:time-value="02:16:43.55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7-29T02:17:46.789000000</dc:date>
    <meta:editing-duration>P9DT13H42M15S</meta:editing-duration>
    <meta:editing-cycles>4010</meta:editing-cycles>
    <meta:document-statistic meta:table-count="3" meta:cell-count="639" meta:object-count="0"/>
    <meta:user-defined meta:name="qrichtext">1</meta:user-defined>
  </office:meta>
</office:document-meta>
</file>